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 Light" svg:font-family="'Fira Code Light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0.463cm" fo:min-width="0.4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463cm" fo:min-width="0.451cm" style:writing-mode="lr-tb" loext:decorative="false"/>
      <style:paragraph-properties style:writing-mode="lr-tb"/>
    </style:style>
    <style:style style:name="gr3" style:family="graphic" style:parent-style-name="standard">
      <style:graphic-properties svg:stroke-opacity="0%" draw:fill-color="#ffff6d" draw:opacity="78%" draw:textarea-vertical-align="middle" loext:decorative="false"/>
    </style:style>
    <style:style style:name="gr4" style:family="graphic" style:parent-style-name="standard">
      <style:graphic-properties svg:stroke-opacity="0%" draw:opacity="78%" draw:textarea-vertical-align="middle" loext:decorative="false"/>
    </style:style>
    <style:style style:name="gr5" style:family="graphic" style:parent-style-name="standard">
      <style:graphic-properties svg:stroke-color="#e16173" svg:stroke-opacity="0%" draw:fill-color="#e16173" draw:opacity="78%" draw:textarea-vertical-align="middle" loext:decorative="false"/>
    </style:style>
    <style:style style:name="gr6" style:family="graphic" style:parent-style-name="standard">
      <style:graphic-properties draw:stroke="dash" draw:stroke-dash="Dash" svg:stroke-opacity="50%" svg:stroke-linecap="butt" draw:opacity="30%" draw:textarea-horizontal-align="justify" draw:textarea-vertical-align="middle" draw:auto-grow-height="false" fo:min-height="7.591cm" fo:min-width="7.341cm" loext:decorative="false"/>
    </style:style>
    <style:style style:name="gr7" style:family="graphic" style:parent-style-name="objectwithoutfill">
      <style:graphic-properties draw:stroke="dash" draw:stroke-dash="Long_20_Dot" svg:stroke-opacity="50%" svg:stroke-linecap="butt" draw:fill="none" draw:opacity="30%" draw:textarea-vertical-align="middle" loext:decorative="false"/>
    </style:style>
    <style:style style:name="gr8" style:family="graphic" style:parent-style-name="objectwithoutfill">
      <style:graphic-properties draw:fill="none" draw:opacity="60%" draw:textarea-vertical-align="middle" loext:decorative="false"/>
    </style:style>
    <style:style style:name="gr9" style:family="graphic" style:parent-style-name="objectwithoutfill">
      <style:graphic-properties draw:stroke="dash" draw:stroke-dash="Long_20_Dot" svg:stroke-linecap="butt" draw:fill="none" draw:opacity="60%" draw:textarea-vertical-align="middle" loext:decorative="false"/>
    </style:style>
    <style:style style:name="gr10" style:family="graphic" style:parent-style-name="standard">
      <style:graphic-properties svg:stroke-opacity="0%" draw:fill-color="#ff972f" draw:opacity="78%" draw:textarea-vertical-align="middle" loext:decorative="false"/>
    </style:style>
    <style:style style:name="gr11" style:family="graphic" style:parent-style-name="standard">
      <style:graphic-properties svg:stroke-opacity="0%" draw:fill-color="#a1467e" draw:opacity="78%" draw:textarea-vertical-align="middle" loext:decorative="false"/>
    </style:style>
    <style:style style:name="gr12" style:family="graphic" style:parent-style-name="standard">
      <style:graphic-properties svg:stroke-opacity="0%" draw:fill-color="#77bc65" draw:opacity="78%" draw:textarea-vertical-align="middle" loext:decorative="false"/>
    </style:style>
    <style:style style:name="gr13" style:family="graphic">
      <style:graphic-properties style:writing-mode="lr-tb" loext:decorative="false"/>
    </style:style>
    <style:style style:name="gr14" style:family="graphic" style:parent-style-name="standard">
      <style:graphic-properties draw:stroke="none" draw:stroke-dash="Dash_20__28_Rounded_29_" svg:stroke-color="#ff6d6d" svg:stroke-opacity="100%" svg:stroke-linecap="round" draw:fill-color="#ff6d6d" draw:opacity="100%" draw:textarea-horizontal-align="justify" draw:textarea-vertical-align="middle" draw:auto-grow-height="false" fo:min-height="1.711cm" fo:min-width="1.459cm" loext:decorative="false"/>
    </style:style>
    <style:style style:name="gr15" style:family="graphic" style:parent-style-name="standard">
      <style:graphic-properties draw:stroke="none" draw:stroke-dash="Dash_20__28_Rounded_29_" svg:stroke-color="#81aca6" svg:stroke-opacity="100%" svg:stroke-linecap="round" draw:fill-color="#77bc65" draw:opacity="100%" draw:textarea-horizontal-align="justify" draw:textarea-vertical-align="middle" draw:auto-grow-height="false" fo:min-height="1.709cm" fo:min-width="1.459cm" loext:decorative="false"/>
    </style:style>
    <style:style style:name="gr16" style:family="graphic" style:parent-style-name="standard">
      <style:graphic-properties draw:stroke="none" draw:stroke-dash="Dash_20__28_Rounded_29_" svg:stroke-color="#a1467e" svg:stroke-opacity="100%" svg:stroke-linecap="round" draw:fill-color="#a1467e" draw:opacity="100%" draw:textarea-horizontal-align="justify" draw:textarea-vertical-align="middle" draw:auto-grow-height="false" fo:min-height="1.711cm" fo:min-width="1.459cm" loext:decorative="false"/>
    </style:style>
    <style:style style:name="gr17" style:family="graphic" style:parent-style-name="standard">
      <style:graphic-properties draw:stroke="none" draw:stroke-dash="Dash_20__28_Rounded_29_" svg:stroke-color="#ff972f" svg:stroke-linecap="round" draw:fill-color="#ff972f" draw:opacity="100%" draw:textarea-horizontal-align="justify" draw:textarea-vertical-align="middle" draw:auto-grow-height="false" fo:min-height="1.711cm" fo:min-width="1.461cm" loext:decorative="false"/>
    </style:style>
    <style:style style:name="gr18" style:family="graphic" style:parent-style-name="standard">
      <style:graphic-properties draw:stroke="none" draw:stroke-dash="Dash_20__28_Rounded_29_" svg:stroke-color="#729fcf" svg:stroke-linecap="round" draw:opacity="100%" draw:textarea-horizontal-align="justify" draw:textarea-vertical-align="middle" draw:auto-grow-height="false" fo:min-height="1.711cm" fo:min-width="1.461cm" loext:decorative="false"/>
    </style:style>
    <style:style style:name="gr19" style:family="graphic" style:parent-style-name="standard">
      <style:graphic-properties draw:stroke="none" draw:stroke-dash="Dash_20__28_Rounded_29_" svg:stroke-color="#ffff6d" svg:stroke-linecap="round" draw:fill-color="#ffff6d" draw:opacity="100%" draw:textarea-horizontal-align="justify" draw:textarea-vertical-align="middle" draw:auto-grow-height="false" fo:min-height="1.711cm" fo:min-width="1.46cm" loext:decorative="false"/>
    </style:style>
    <style:style style:name="gr20" style:family="graphic" style:parent-style-name="objectwithoutfill">
      <style:graphic-properties svg:stroke-width="0.053cm" draw:marker-start="Arrowheads_20_2" draw:marker-start-width="0.279cm" draw:marker-end="" draw:marker-end-width="0.279cm" draw:fill="none" draw:textarea-vertical-align="middle" fo:padding-top="0.151cm" fo:padding-bottom="0.151cm" fo:padding-left="0.276cm" fo:padding-right="0.276cm" loext:decorative="false"/>
    </style:style>
    <style:style style:name="gr21" style:family="graphic" style:parent-style-name="objectwithoutfill">
      <style:graphic-properties svg:stroke-width="0.053cm" draw:marker-start-width="0.279cm" draw:marker-end="Arrowheads_20_1" draw:marker-end-width="0.279cm" draw:fill="none" draw:textarea-vertical-align="middle" fo:padding-top="0.151cm" fo:padding-bottom="0.151cm" fo:padding-left="0.276cm" fo:padding-right="0.276cm" loext:decorative="false"/>
    </style:style>
    <style:style style:name="gr22" style:family="graphic">
      <style:graphic-properties loext:decorative="false"/>
    </style:style>
    <style:style style:name="gr23" style:family="graphic" style:parent-style-name="standard">
      <style:graphic-properties draw:stroke="dash" draw:stroke-dash="Long_20_Dash" svg:stroke-width="0cm" svg:stroke-color="#3a1a0f" draw:marker-start-width="0.12cm" draw:marker-end-width="0.12cm" draw:stroke-linejoin="round" svg:stroke-linecap="butt" draw:textarea-horizontal-align="center" draw:textarea-vertical-align="middle" fo:padding-top="0.124cm" fo:padding-bottom="0.124cm" fo:padding-left="0.249cm" fo:padding-right="0.24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ffff6d" draw:opacity="78%"/>
      <style:paragraph-properties fo:text-align="center"/>
    </style:style>
    <style:style style:name="P4" style:family="paragraph">
      <loext:graphic-properties draw:opacity="78%"/>
      <style:paragraph-properties fo:text-align="center"/>
    </style:style>
    <style:style style:name="P5" style:family="paragraph">
      <loext:graphic-properties draw:fill-color="#e16173" draw:opacity="78%"/>
      <style:paragraph-properties fo:text-align="center"/>
    </style:style>
    <style:style style:name="P6" style:family="paragraph">
      <loext:graphic-properties draw:opacity="30%"/>
      <style:paragraph-properties fo:text-align="center"/>
    </style:style>
    <style:style style:name="P7" style:family="paragraph">
      <loext:graphic-properties draw:fill="none" draw:opacity="30%"/>
      <style:paragraph-properties fo:text-align="center"/>
    </style:style>
    <style:style style:name="P8" style:family="paragraph">
      <loext:graphic-properties draw:fill="none" draw:opacity="30%"/>
      <style:paragraph-properties fo:text-align="center"/>
      <style:text-properties fo:font-weight="bold"/>
    </style:style>
    <style:style style:name="P9" style:family="paragraph">
      <loext:graphic-properties draw:fill="none" draw:opacity="60%"/>
      <style:paragraph-properties fo:text-align="center"/>
    </style:style>
    <style:style style:name="P10" style:family="paragraph">
      <loext:graphic-properties draw:fill-color="#ff972f" draw:opacity="78%"/>
      <style:paragraph-properties fo:text-align="center"/>
    </style:style>
    <style:style style:name="P11" style:family="paragraph">
      <loext:graphic-properties draw:fill-color="#a1467e" draw:opacity="78%"/>
      <style:paragraph-properties fo:text-align="center"/>
    </style:style>
    <style:style style:name="P12" style:family="paragraph">
      <loext:graphic-properties draw:fill-color="#77bc65" draw:opacity="78%"/>
      <style:paragraph-properties fo:text-align="center"/>
    </style:style>
    <style:style style:name="P13" style:family="paragraph">
      <loext:graphic-properties draw:fill-color="#ff6d6d" draw:opacity="100%"/>
      <style:paragraph-properties fo:text-align="center"/>
    </style:style>
    <style:style style:name="P14" style:family="paragraph">
      <loext:graphic-properties draw:fill-color="#77bc65" draw:opacity="100%"/>
      <style:paragraph-properties fo:text-align="center"/>
    </style:style>
    <style:style style:name="P15" style:family="paragraph">
      <loext:graphic-properties draw:fill-color="#a1467e" draw:opacity="100%"/>
      <style:paragraph-properties fo:text-align="center"/>
    </style:style>
    <style:style style:name="P16" style:family="paragraph">
      <loext:graphic-properties draw:fill-color="#ff972f" draw:opacity="100%"/>
      <style:paragraph-properties fo:text-align="center"/>
    </style:style>
    <style:style style:name="P17" style:family="paragraph">
      <loext:graphic-properties draw:opacity="100%"/>
      <style:paragraph-properties fo:text-align="center"/>
    </style:style>
    <style:style style:name="P18" style:family="paragraph">
      <loext:graphic-properties draw:fill-color="#ffff6d" draw:opacity="100%"/>
      <style:paragraph-properties fo:text-align="center"/>
    </style:style>
    <style:style style:name="P19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95cm" svg:height="0.713cm" svg:x="0.998cm" svg:y="9.48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1cm" svg:height="0.713cm" svg:x="9.361cm" svg:y="1.12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cm" svg:height="0.713cm" svg:x="1.093cm" svg:y="1.21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cm" svg:height="0.713cm" svg:x="5.37cm" svg:y="1.218cm">
          <text:p text:style-name="P1">U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cm" svg:height="0.713cm" svg:x="0.95cm" svg:y="5.638cm">
          <text:p text:style-name="P1">V</text:p>
          <draw:enhanced-geometry svg:viewBox="0 0 21600 21600" draw:type="rectangle" draw:enhanced-path="M 0 0 L 21600 0 21600 21600 0 21600 0 0 Z N"/>
        </draw:custom-shape>
        <draw:polygon draw:style-name="gr3" draw:text-style-name="P3" draw:layer="layout" svg:width="5.114cm" svg:height="3.065cm" svg:x="13.531cm" svg:y="6.648cm" svg:viewBox="0 0 5115 3066" draw:points="0,1844 2705,3066 5115,813 2352,0">
          <text:p/>
        </draw:polygon>
        <draw:polygon draw:style-name="gr4" draw:text-style-name="P4" draw:layer="layout" svg:width="3.502cm" svg:height="3.557cm" svg:x="15.255cm" svg:y="3.067cm" svg:viewBox="0 0 3503 3558" draw:points="0,0 2966,159 3503,3558 740,2746">
          <text:p/>
        </draw:polygon>
        <draw:polygon draw:style-name="gr5" draw:text-style-name="P5" draw:layer="layout" svg:width="3.598cm" svg:height="4.589cm" svg:x="11.357cm" svg:y="3.299cm" svg:viewBox="0 0 3599 4590" draw:points="0,1460 2859,0 3599,2746 1247,4590">
          <text:p/>
        </draw:polygon>
        <draw:custom-shape draw:style-name="gr6" draw:text-style-name="P6" draw:layer="layout" svg:width="7.841cm" svg:height="7.841cm" svg:x="2.091cm" svg:y="2.216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2.091cm" svg:y1="9.345cm" svg:x2="9.932cm" svg:y2="9.345cm">
          <text:p/>
        </draw:line>
        <draw:line draw:style-name="gr7" draw:text-style-name="P7" draw:layer="layout" svg:x1="2.091cm" svg:y1="8.632cm" svg:x2="9.932cm" svg:y2="8.632cm">
          <text:p/>
        </draw:line>
        <draw:line draw:style-name="gr7" draw:text-style-name="P8" draw:layer="layout" svg:x1="2.091cm" svg:y1="7.919cm" svg:x2="9.932cm" svg:y2="7.919cm">
          <text:p/>
        </draw:line>
        <draw:line draw:style-name="gr7" draw:text-style-name="P7" draw:layer="layout" svg:x1="2.091cm" svg:y1="7.206cm" svg:x2="9.932cm" svg:y2="7.206cm">
          <text:p/>
        </draw:line>
        <draw:line draw:style-name="gr7" draw:text-style-name="P7" draw:layer="layout" svg:x1="2.091cm" svg:y1="6.493cm" svg:x2="9.932cm" svg:y2="6.493cm">
          <text:p/>
        </draw:line>
        <draw:line draw:style-name="gr7" draw:text-style-name="P7" draw:layer="layout" svg:x1="2.091cm" svg:y1="5.78cm" svg:x2="9.932cm" svg:y2="5.78cm">
          <text:p/>
        </draw:line>
        <draw:line draw:style-name="gr7" draw:text-style-name="P7" draw:layer="layout" svg:x1="2.091cm" svg:y1="5.068cm" svg:x2="9.932cm" svg:y2="5.068cm">
          <text:p/>
        </draw:line>
        <draw:line draw:style-name="gr7" draw:text-style-name="P7" draw:layer="layout" svg:x1="2.091cm" svg:y1="4.355cm" svg:x2="9.932cm" svg:y2="4.355cm">
          <text:p/>
        </draw:line>
        <draw:line draw:style-name="gr7" draw:text-style-name="P7" draw:layer="layout" svg:x1="2.091cm" svg:y1="3.642cm" svg:x2="9.932cm" svg:y2="3.642cm">
          <text:p/>
        </draw:line>
        <draw:line draw:style-name="gr7" draw:text-style-name="P7" draw:layer="layout" svg:x1="2.091cm" svg:y1="2.929cm" svg:x2="9.932cm" svg:y2="2.929cm">
          <text:p/>
        </draw:line>
        <draw:line draw:style-name="gr7" draw:text-style-name="P7" draw:layer="layout" svg:x1="2.803cm" svg:y1="10.057cm" svg:x2="2.803cm" svg:y2="2.216cm">
          <text:p/>
        </draw:line>
        <draw:line draw:style-name="gr7" draw:text-style-name="P7" draw:layer="layout" svg:x1="3.516cm" svg:y1="10.057cm" svg:x2="3.516cm" svg:y2="2.216cm">
          <text:p/>
        </draw:line>
        <draw:line draw:style-name="gr7" draw:text-style-name="P7" draw:layer="layout" svg:x1="4.229cm" svg:y1="10.057cm" svg:x2="4.229cm" svg:y2="2.216cm">
          <text:p/>
        </draw:line>
        <draw:line draw:style-name="gr7" draw:text-style-name="P7" draw:layer="layout" svg:x1="4.942cm" svg:y1="10.057cm" svg:x2="4.942cm" svg:y2="2.216cm">
          <text:p/>
        </draw:line>
        <draw:line draw:style-name="gr7" draw:text-style-name="P7" draw:layer="layout" svg:x1="5.655cm" svg:y1="10.057cm" svg:x2="5.655cm" svg:y2="2.216cm">
          <text:p/>
        </draw:line>
        <draw:line draw:style-name="gr7" draw:text-style-name="P7" draw:layer="layout" svg:x1="6.368cm" svg:y1="10.057cm" svg:x2="6.368cm" svg:y2="2.216cm">
          <text:p/>
        </draw:line>
        <draw:line draw:style-name="gr7" draw:text-style-name="P7" draw:layer="layout" svg:x1="7.08cm" svg:y1="10.057cm" svg:x2="7.08cm" svg:y2="2.216cm">
          <text:p/>
        </draw:line>
        <draw:line draw:style-name="gr7" draw:text-style-name="P7" draw:layer="layout" svg:x1="7.793cm" svg:y1="10.057cm" svg:x2="7.793cm" svg:y2="2.216cm">
          <text:p/>
        </draw:line>
        <draw:line draw:style-name="gr7" draw:text-style-name="P7" draw:layer="layout" svg:x1="8.506cm" svg:y1="10.057cm" svg:x2="8.506cm" svg:y2="2.216cm">
          <text:p/>
        </draw:line>
        <draw:line draw:style-name="gr7" draw:text-style-name="P7" draw:layer="layout" svg:x1="9.219cm" svg:y1="10.057cm" svg:x2="9.219cm" svg:y2="2.216cm">
          <text:p/>
        </draw:line>
        <draw:line draw:style-name="gr8" draw:text-style-name="P9" draw:layer="layout" svg:x1="14.956cm" svg:y1="3.379cm" svg:x2="12.097cm" svg:y2="4.839cm">
          <text:p/>
        </draw:line>
        <draw:line draw:style-name="gr8" draw:text-style-name="P9" draw:layer="layout" svg:x1="12.097cm" svg:y1="4.839cm" svg:x2="14.946cm" svg:y2="5.412cm">
          <text:p/>
        </draw:line>
        <draw:line draw:style-name="gr8" draw:text-style-name="P9" draw:layer="layout" svg:x1="14.945cm" svg:y1="5.411cm" svg:x2="17.922cm" svg:y2="3.537cm">
          <text:p/>
        </draw:line>
        <draw:line draw:style-name="gr8" draw:text-style-name="P9" draw:layer="layout" svg:x1="14.956cm" svg:y1="3.379cm" svg:x2="17.922cm" svg:y2="3.538cm">
          <text:p/>
        </draw:line>
        <draw:line draw:style-name="gr8" draw:text-style-name="P9" draw:layer="layout" svg:x1="17.922cm" svg:y1="3.537cm" svg:x2="18.459cm" svg:y2="6.937cm">
          <text:p/>
        </draw:line>
        <draw:line draw:style-name="gr8" draw:text-style-name="P9" draw:layer="layout" svg:x1="18.459cm" svg:y1="6.937cm" svg:x2="16.049cm" svg:y2="9.191cm">
          <text:p/>
        </draw:line>
        <draw:line draw:style-name="gr8" draw:text-style-name="P9" draw:layer="layout" svg:x1="16.048cm" svg:y1="9.191cm" svg:x2="14.945cm" svg:y2="5.412cm">
          <text:p/>
        </draw:line>
        <draw:line draw:style-name="gr8" draw:text-style-name="P9" draw:layer="layout" svg:x1="13.344cm" svg:y1="7.968cm" svg:x2="16.049cm" svg:y2="9.19cm">
          <text:p/>
        </draw:line>
        <draw:line draw:style-name="gr8" draw:text-style-name="P9" draw:layer="layout" svg:x1="13.344cm" svg:y1="7.969cm" svg:x2="12.097cm" svg:y2="4.839cm">
          <text:p/>
        </draw:line>
        <draw:line draw:style-name="gr9" draw:text-style-name="P9" draw:layer="layout" svg:x1="15.696cm" svg:y1="6.124cm" svg:x2="13.344cm" svg:y2="7.968cm">
          <text:p/>
        </draw:line>
        <draw:line draw:style-name="gr9" draw:text-style-name="P9" draw:layer="layout" svg:x1="15.696cm" svg:y1="6.124cm" svg:x2="18.459cm" svg:y2="6.937cm">
          <text:p/>
        </draw:line>
        <draw:line draw:style-name="gr9" draw:text-style-name="P9" draw:layer="layout" svg:x1="15.696cm" svg:y1="6.125cm" svg:x2="14.956cm" svg:y2="3.379cm">
          <text:p/>
        </draw:line>
        <draw:polygon draw:style-name="gr10" draw:text-style-name="P10" draw:layer="layout" svg:width="5.824cm" svg:height="2.032cm" svg:x="11.868cm" svg:y="2.454cm" svg:viewBox="0 0 5825 2033" draw:points="0,1460 2849,2033 5825,159 2859,0">
          <text:p/>
        </draw:polygon>
        <draw:polygon draw:style-name="gr11" draw:text-style-name="P11" draw:layer="layout" svg:width="3.951cm" svg:height="4.351cm" svg:x="11.718cm" svg:y="5.362cm" svg:viewBox="0 0 3952 4352" draw:points="1247,3130 3952,4352 2859,573 0,0">
          <text:p/>
        </draw:polygon>
        <draw:polygon draw:style-name="gr12" draw:text-style-name="P12" draw:layer="layout" svg:width="3.502cm" svg:height="5.652cm" svg:x="15.67cm" svg:y="3.774cm" svg:viewBox="0 0 3503 5653" draw:points="0,1874 1093,5653 3503,3400 2966,0">
          <text:p/>
        </draw:polygon>
        <draw:g draw:style-name="gr13">
          <draw:custom-shape draw:style-name="gr14" draw:text-style-name="P13" draw:layer="layout" svg:width="1.959cm" svg:height="1.961cm" svg:x="2.091cm" svg:y="4.17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1.959cm" svg:height="1.959cm" svg:x="2.091cm" svg:y="8.09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1.959cm" svg:height="1.961cm" svg:x="2.091cm" svg:y="6.13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6" draw:layer="layout" svg:width="1.961cm" svg:height="1.961cm" svg:x="4.05cm" svg:y="6.13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7" draw:layer="layout" svg:width="1.961cm" svg:height="1.961cm" svg:x="6.011cm" svg:y="6.1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8" draw:layer="layout" svg:width="1.96cm" svg:height="1.961cm" svg:x="7.972cm" svg:y="6.1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0" draw:text-style-name="P19" draw:layer="layout" svg:x1="1.853cm" svg:y1="10.057cm" svg:x2="1.853cm" svg:y2="2.216cm">
          <text:p/>
        </draw:line>
        <draw:line draw:style-name="gr21" draw:text-style-name="P19" draw:layer="layout" svg:x1="2.091cm" svg:y1="1.979cm" svg:x2="9.957cm" svg:y2="1.97cm">
          <text:p/>
        </draw:line>
        <draw:g draw:style-name="gr22">
          <draw:line draw:style-name="gr23" draw:text-style-name="P1" draw:layer="layout" svg:x1="2.091cm" svg:y1="4.176cm" svg:x2="4.051cm" svg:y2="4.176cm">
            <text:p/>
          </draw:line>
          <draw:line draw:style-name="gr23" draw:text-style-name="P1" draw:layer="layout" svg:x1="2.091cm" svg:y1="4.176cm" svg:x2="2.091cm" svg:y2="10.056cm">
            <text:p/>
          </draw:line>
          <draw:line draw:style-name="gr23" draw:text-style-name="P1" draw:layer="layout" svg:x1="4.051cm" svg:y1="10.056cm" svg:x2="2.091cm" svg:y2="10.056cm">
            <text:p/>
          </draw:line>
          <draw:line draw:style-name="gr23" draw:text-style-name="P1" draw:layer="layout" svg:x1="4.05cm" svg:y1="10.057cm" svg:x2="4.05cm" svg:y2="8.097cm">
            <text:p/>
          </draw:line>
          <draw:line draw:style-name="gr23" draw:text-style-name="P1" draw:layer="layout" svg:x1="9.93cm" svg:y1="8.097cm" svg:x2="4.05cm" svg:y2="8.097cm">
            <text:p/>
          </draw:line>
          <draw:line draw:style-name="gr23" draw:text-style-name="P1" draw:layer="layout" svg:x1="9.931cm" svg:y1="8.098cm" svg:x2="9.931cm" svg:y2="6.137cm">
            <text:p/>
          </draw:line>
          <draw:line draw:style-name="gr23" draw:text-style-name="P1" draw:layer="layout" svg:x1="4.05cm" svg:y1="6.137cm" svg:x2="9.93cm" svg:y2="6.138cm">
            <text:p/>
          </draw:line>
          <draw:line draw:style-name="gr23" draw:text-style-name="P1" draw:layer="layout" svg:x1="4.05cm" svg:y1="6.138cm" svg:x2="4.05cm" svg:y2="4.176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 Light" svg:font-family="'Fira Code Light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7 20 13" svg:d="M0 20l10-13 10 13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Fira Code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3:41:14.005219648</meta:creation-date>
    <dc:date>2025-06-09T08:27:04.391691439</dc:date>
    <meta:editing-duration>PT1H7M6S</meta:editing-duration>
    <meta:editing-cycles>21</meta:editing-cycles>
    <meta:generator>LibreOffice/24.2.7.2$Linux_X86_64 LibreOffice_project/420$Build-2</meta:generator>
    <meta:document-statistic meta:object-count="62"/>
  </office:meta>
</office:document-meta>
</file>